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2674757373438868855" text:style-name="L1">
        <text:list-item>
          <text:list>
            <text:list-header>
              <text:p text:style-name="P25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17T08:31:58.15</dc:date>
    <dc:creator>James Lombardi</dc:creator>
    <meta:editing-duration>PT1H34M53S</meta:editing-duration>
    <meta:editing-cycles>23</meta:editing-cycles>
    <meta:document-statistic meta:table-count="0" meta:image-count="0" meta:object-count="0" meta:page-count="15" meta:paragraph-count="498" meta:word-count="5171" meta:character-count="25556"/>
  </office:meta>
</office:document-meta>
</file>